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4mm"/>
    </style:style>
    <style:style style:name="co3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wrap-option="wrap" fo:border="0.99pt groove #000000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 fo:margin-left="0mm"/>
    </style:style>
    <style:style style:name="ce5" style:family="table-cell" style:parent-style-name="Default">
      <style:table-cell-properties fo:background-color="#cccccc" fo:border="0.99pt groove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0.99pt groove #000000"/>
    </style:style>
    <style:style style:name="ce8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9" style:family="table-cell" style:parent-style-name="Default" style:data-style-name="N11">
      <style:table-cell-properties fo:background-color="#cccccc" fo:border="0.99pt groove #000000"/>
    </style:style>
    <style:style style:name="ce10" style:family="table-cell" style:parent-style-name="Default" style:data-style-name="N11">
      <style:table-cell-properties fo:background-color="#cccccc" fo:border="0.99pt groove #b2b2b2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3.53mm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5" table:default-cell-style-name="ce1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2" table:number-rows-spanned="1">
            <text:p>BIRRA</text:p>
          </table:table-cell>
          <table:covered-table-cell table:number-columns-repeated="4"/>
          <table:covered-table-cell table:style-name="ce1"/>
          <table:covered-table-cell table:number-columns-repeated="5"/>
          <table:covered-table-cell table:style-name="ce1"/>
          <table:table-cell table:style-name="ce8" office:value-type="string" calcext:value-type="string" table:number-columns-spanned="1" table:number-rows-spanned="5">
            <text:p>Diff. % consumo maschi/femm (su valori medi)</text:p>
          </table:table-cell>
          <table:table-cell table:style-name="ce11"/>
          <table:table-cell table:style-name="ce1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lassi eta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Classi di eta</text:p>
          </table:table-cell>
          <table:covered-table-cell table:number-columns-repeated="4"/>
          <table:covered-table-cell table:number-columns-repeated="2" table:style-name="ce1"/>
          <table:table-cell table:style-name="ce12"/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4" office:value-type="string" calcext:value-type="string">
            <text:p>Media</text:p>
          </table:table-cell>
          <table:covered-table-cell table:style-name="ce7"/>
          <table:table-cell table:style-name="ce12"/>
          <table:table-cell table:style-name="ce1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FEMMI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MASCHI</text:p>
          </table:table-cell>
          <table:covered-table-cell table:number-columns-repeated="4"/>
          <table:covered-table-cell table:number-columns-repeated="2" table:style-name="ce1"/>
          <table:table-cell table:style-name="ce12"/>
          <table:table-cell table:style-name="ce1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number-columns-repeated="2" table:style-name="ce1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Nord</text:p>
          </table:table-cell>
          <table:table-cell office:value-type="float" office:value="44.9" calcext:value-type="float">
            <text:p>44,9</text:p>
          </table:table-cell>
          <table:table-cell office:value-type="float" office:value="46.9" calcext:value-type="float">
            <text:p>46,9</text:p>
          </table:table-cell>
          <table:table-cell office:value-type="float" office:value="38" calcext:value-type="float">
            <text:p>38</text:p>
          </table:table-cell>
          <table:table-cell office:value-type="float" office:value="26.6" calcext:value-type="float">
            <text:p>26,6</text:p>
          </table:table-cell>
          <table:table-cell office:value-type="float" office:value="11.6" calcext:value-type="float">
            <text:p>11,6</text:p>
          </table:table-cell>
          <table:table-cell table:formula="of:=AVERAGE([.B7];[.C7];[.D7];[.E7];[.F7])" office:value-type="float" office:value="33.6" calcext:value-type="float">
            <text:p>33,6</text:p>
          </table:table-cell>
          <table:table-cell office:value-type="float" office:value="72.8" calcext:value-type="float">
            <text:p>72,8</text:p>
          </table:table-cell>
          <table:table-cell office:value-type="float" office:value="76.7" calcext:value-type="float">
            <text:p>76,7</text:p>
          </table:table-cell>
          <table:table-cell office:value-type="float" office:value="65.5" calcext:value-type="float">
            <text:p>65,5</text:p>
          </table:table-cell>
          <table:table-cell office:value-type="float" office:value="54.1" calcext:value-type="float">
            <text:p>54,1</text:p>
          </table:table-cell>
          <table:table-cell office:value-type="float" office:value="31.7" calcext:value-type="float">
            <text:p>31,7</text:p>
          </table:table-cell>
          <table:table-cell table:formula="of:=AVERAGE([.H7];[.I7];[.J7];[.K7];[.L7])" office:value-type="float" office:value="60.16" calcext:value-type="float">
            <text:p>60,16</text:p>
          </table:table-cell>
          <table:table-cell table:style-name="ce9" table:formula="of:=([.M7]-[.G7])/100" office:value-type="percentage" office:value="0.2656" calcext:value-type="percentage">
            <text:p>26,56%</text:p>
          </table:table-cell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Centro</text:p>
          </table:table-cell>
          <table:table-cell office:value-type="float" office:value="48.2" calcext:value-type="float">
            <text:p>48,2</text:p>
          </table:table-cell>
          <table:table-cell office:value-type="float" office:value="46" calcext:value-type="float">
            <text:p>46</text:p>
          </table:table-cell>
          <table:table-cell office:value-type="float" office:value="38.7" calcext:value-type="float">
            <text:p>38,7</text:p>
          </table:table-cell>
          <table:table-cell office:value-type="float" office:value="27.9" calcext:value-type="float">
            <text:p>27,9</text:p>
          </table:table-cell>
          <table:table-cell office:value-type="float" office:value="15.1" calcext:value-type="float">
            <text:p>15,1</text:p>
          </table:table-cell>
          <table:table-cell table:formula="of:=AVERAGE([.B8];[.C8];[.D8];[.E8];[.F8])" office:value-type="float" office:value="35.18" calcext:value-type="float">
            <text:p>35,18</text:p>
          </table:table-cell>
          <table:table-cell office:value-type="float" office:value="67.6" calcext:value-type="float">
            <text:p>67,6</text:p>
          </table:table-cell>
          <table:table-cell office:value-type="float" office:value="71.1" calcext:value-type="float">
            <text:p>71,1</text:p>
          </table:table-cell>
          <table:table-cell office:value-type="float" office:value="60.6" calcext:value-type="float">
            <text:p>60,6</text:p>
          </table:table-cell>
          <table:table-cell office:value-type="float" office:value="56.9" calcext:value-type="float">
            <text:p>56,9</text:p>
          </table:table-cell>
          <table:table-cell office:value-type="float" office:value="38.6" calcext:value-type="float">
            <text:p>38,6</text:p>
          </table:table-cell>
          <table:table-cell table:formula="of:=AVERAGE([.H8];[.I8];[.J8];[.K8];[.L8])" office:value-type="float" office:value="58.96" calcext:value-type="float">
            <text:p>58,96</text:p>
          </table:table-cell>
          <table:table-cell table:style-name="ce9" table:formula="of:=([.M8]-[.G8])/100" office:value-type="percentage" office:value="0.2378" calcext:value-type="percentage">
            <text:p>23,78%</text:p>
          </table:table-cell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Sud</text:p>
          </table:table-cell>
          <table:table-cell office:value-type="float" office:value="44.6" calcext:value-type="float">
            <text:p>44,6</text:p>
          </table:table-cell>
          <table:table-cell office:value-type="float" office:value="44.3" calcext:value-type="float">
            <text:p>44,3</text:p>
          </table:table-cell>
          <table:table-cell office:value-type="float" office:value="37.6" calcext:value-type="float">
            <text:p>37,6</text:p>
          </table:table-cell>
          <table:table-cell office:value-type="float" office:value="26.3" calcext:value-type="float">
            <text:p>26,3</text:p>
          </table:table-cell>
          <table:table-cell office:value-type="float" office:value="12.7" calcext:value-type="float">
            <text:p>12,7</text:p>
          </table:table-cell>
          <table:table-cell table:formula="of:=AVERAGE([.B9];[.C9];[.D9];[.E9];[.F9])" office:value-type="float" office:value="33.1" calcext:value-type="float">
            <text:p>33,1</text:p>
          </table:table-cell>
          <table:table-cell office:value-type="float" office:value="70.2" calcext:value-type="float">
            <text:p>70,2</text:p>
          </table:table-cell>
          <table:table-cell office:value-type="float" office:value="75.2" calcext:value-type="float">
            <text:p>75,2</text:p>
          </table:table-cell>
          <table:table-cell office:value-type="float" office:value="71.8" calcext:value-type="float">
            <text:p>71,8</text:p>
          </table:table-cell>
          <table:table-cell office:value-type="float" office:value="63.2" calcext:value-type="float">
            <text:p>63,2</text:p>
          </table:table-cell>
          <table:table-cell office:value-type="float" office:value="36.2" calcext:value-type="float">
            <text:p>36,2</text:p>
          </table:table-cell>
          <table:table-cell table:formula="of:=AVERAGE([.H9];[.I9];[.J9];[.K9];[.L9])" office:value-type="float" office:value="63.32" calcext:value-type="float">
            <text:p>63,32</text:p>
          </table:table-cell>
          <table:table-cell table:style-name="ce9" table:formula="of:=([.M9]-[.G9])/100" office:value-type="percentage" office:value="0.3022" calcext:value-type="percentage">
            <text:p>30,22%</text:p>
          </table:table-cell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ce5" table:formula="of:=AVERAGE([.B7];[.B8];[.B9])" office:value-type="float" office:value="45.9" calcext:value-type="float">
            <text:p>45,9</text:p>
          </table:table-cell>
          <table:table-cell table:style-name="ce5" table:formula="of:=AVERAGE([.C7];[.C8];[.C9])" office:value-type="float" office:value="45.7333333333333" calcext:value-type="float">
            <text:p>45,7333333333</text:p>
          </table:table-cell>
          <table:table-cell table:style-name="ce5" table:formula="of:=AVERAGE([.D7];[.D8];[.D9])" office:value-type="float" office:value="38.1" calcext:value-type="float">
            <text:p>38,1</text:p>
          </table:table-cell>
          <table:table-cell table:style-name="ce5" table:formula="of:=AVERAGE([.E7];[.E8];[.E9])" office:value-type="float" office:value="26.9333333333333" calcext:value-type="float">
            <text:p>26,9333333333</text:p>
          </table:table-cell>
          <table:table-cell table:style-name="ce5" table:formula="of:=AVERAGE([.F7];[.F8];[.F9])" office:value-type="float" office:value="13.1333333333333" calcext:value-type="float">
            <text:p>13,1333333333</text:p>
          </table:table-cell>
          <table:table-cell table:formula="of:=AVERAGE([.G7];[.G8];[.G9])" office:value-type="float" office:value="33.96" calcext:value-type="float">
            <text:p>33,96</text:p>
          </table:table-cell>
          <table:table-cell table:style-name="ce5" table:formula="of:=AVERAGE([.H7];[.H8];[.H9])" office:value-type="float" office:value="70.2" calcext:value-type="float">
            <text:p>70,2</text:p>
          </table:table-cell>
          <table:table-cell table:style-name="ce5" table:formula="of:=AVERAGE([.I7];[.I8];[.I9])" office:value-type="float" office:value="74.3333333333333" calcext:value-type="float">
            <text:p>74,3333333333</text:p>
          </table:table-cell>
          <table:table-cell table:style-name="ce5" table:formula="of:=AVERAGE([.J7];[.J8];[.J9])" office:value-type="float" office:value="65.9666666666667" calcext:value-type="float">
            <text:p>65,9666666667</text:p>
          </table:table-cell>
          <table:table-cell table:style-name="ce5" table:formula="of:=AVERAGE([.K7];[.K8];[.K9])" office:value-type="float" office:value="58.0666666666667" calcext:value-type="float">
            <text:p>58,0666666667</text:p>
          </table:table-cell>
          <table:table-cell table:style-name="ce5" table:formula="of:=AVERAGE([.L7];[.L8];[.L9])" office:value-type="float" office:value="35.5" calcext:value-type="float">
            <text:p>35,5</text:p>
          </table:table-cell>
          <table:table-cell table:formula="of:=AVERAGE([.M7];[.M8];[.M9])" office:value-type="float" office:value="60.8133333333333" calcext:value-type="float">
            <text:p>60,8133333333</text:p>
          </table:table-cell>
          <table:table-cell table:style-name="ce9" table:formula="of:=([.M10]-[.G10])/100" office:value-type="percentage" office:value="0.268533333333333" calcext:value-type="percentage">
            <text:p>26,85%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6" office:value-type="string" calcext:value-type="string" table:number-columns-spanned="12" table:number-rows-spanned="1">
            <text:p>VINO</text:p>
          </table:table-cell>
          <table:covered-table-cell table:number-columns-repeated="11"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4"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FEMMI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MASCHI</text:p>
          </table:table-cell>
          <table:covered-table-cell table:number-columns-repeated="4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ord</text:p>
          </table:table-cell>
          <table:table-cell office:value-type="float" office:value="38.6" calcext:value-type="float">
            <text:p>38,6</text:p>
          </table:table-cell>
          <table:table-cell office:value-type="float" office:value="50.7" calcext:value-type="float">
            <text:p>50,7</text:p>
          </table:table-cell>
          <table:table-cell office:value-type="float" office:value="57.9" calcext:value-type="float">
            <text:p>57,9</text:p>
          </table:table-cell>
          <table:table-cell office:value-type="float" office:value="54.3" calcext:value-type="float">
            <text:p>54,3</text:p>
          </table:table-cell>
          <table:table-cell office:value-type="float" office:value="53.1" calcext:value-type="float">
            <text:p>53,1</text:p>
          </table:table-cell>
          <table:table-cell table:formula="of:=AVERAGE([.B15];[.C15];[.D15];[.E15];[.F15])" office:value-type="float" office:value="50.92" calcext:value-type="float">
            <text:p>50,92</text:p>
          </table:table-cell>
          <table:table-cell office:value-type="float" office:value="59.4" calcext:value-type="float">
            <text:p>59,4</text:p>
          </table:table-cell>
          <table:table-cell office:value-type="float" office:value="78.4" calcext:value-type="float">
            <text:p>78,4</text:p>
          </table:table-cell>
          <table:table-cell office:value-type="float" office:value="81.3" calcext:value-type="float">
            <text:p>81,3</text:p>
          </table:table-cell>
          <table:table-cell office:value-type="float" office:value="82" calcext:value-type="float">
            <text:p>82</text:p>
          </table:table-cell>
          <table:table-cell office:value-type="float" office:value="77.8" calcext:value-type="float">
            <text:p>77,8</text:p>
          </table:table-cell>
          <table:table-cell table:formula="of:=AVERAGE([.H15];[.I15];[.J15];[.K15];[.L15])" office:value-type="float" office:value="75.78" calcext:value-type="float">
            <text:p>75,78</text:p>
          </table:table-cell>
          <table:table-cell table:style-name="ce10" table:formula="of:=([.M15]-[.G15])/100" office:value-type="percentage" office:value="0.2486" calcext:value-type="percentage">
            <text:p>24,86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tro</text:p>
          </table:table-cell>
          <table:table-cell office:value-type="float" office:value="41.3" calcext:value-type="float">
            <text:p>41,3</text:p>
          </table:table-cell>
          <table:table-cell office:value-type="float" office:value="51.3" calcext:value-type="float">
            <text:p>51,3</text:p>
          </table:table-cell>
          <table:table-cell office:value-type="float" office:value="56.1" calcext:value-type="float">
            <text:p>56,1</text:p>
          </table:table-cell>
          <table:table-cell office:value-type="float" office:value="51.8" calcext:value-type="float">
            <text:p>51,8</text:p>
          </table:table-cell>
          <table:table-cell office:value-type="float" office:value="49.2" calcext:value-type="float">
            <text:p>49,2</text:p>
          </table:table-cell>
          <table:table-cell table:formula="of:=AVERAGE([.B16];[.C16];[.D16];[.E16];[.F16])" office:value-type="float" office:value="49.94" calcext:value-type="float">
            <text:p>49,94</text:p>
          </table:table-cell>
          <table:table-cell office:value-type="float" office:value="58" calcext:value-type="float">
            <text:p>58</text:p>
          </table:table-cell>
          <table:table-cell office:value-type="float" office:value="77.1" calcext:value-type="float">
            <text:p>77,1</text:p>
          </table:table-cell>
          <table:table-cell office:value-type="float" office:value="77.2" calcext:value-type="float">
            <text:p>77,2</text:p>
          </table:table-cell>
          <table:table-cell office:value-type="float" office:value="83.3" calcext:value-type="float">
            <text:p>83,3</text:p>
          </table:table-cell>
          <table:table-cell office:value-type="float" office:value="80.3" calcext:value-type="float">
            <text:p>80,3</text:p>
          </table:table-cell>
          <table:table-cell table:formula="of:=AVERAGE([.H16];[.I16];[.J16];[.K16];[.L16])" office:value-type="float" office:value="75.18" calcext:value-type="float">
            <text:p>75,18</text:p>
          </table:table-cell>
          <table:table-cell table:style-name="ce10" table:formula="of:=([.M16]-[.G16])/100" office:value-type="percentage" office:value="0.2524" calcext:value-type="percentage">
            <text:p>25,24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d</text:p>
          </table:table-cell>
          <table:table-cell office:value-type="float" office:value="30.7" calcext:value-type="float">
            <text:p>30,7</text:p>
          </table:table-cell>
          <table:table-cell office:value-type="float" office:value="40.7" calcext:value-type="float">
            <text:p>40,7</text:p>
          </table:table-cell>
          <table:table-cell office:value-type="float" office:value="47.4" calcext:value-type="float">
            <text:p>47,4</text:p>
          </table:table-cell>
          <table:table-cell office:value-type="float" office:value="43.3" calcext:value-type="float">
            <text:p>43,3</text:p>
          </table:table-cell>
          <table:table-cell office:value-type="float" office:value="33.7" calcext:value-type="float">
            <text:p>33,7</text:p>
          </table:table-cell>
          <table:table-cell table:formula="of:=AVERAGE([.B17];[.C17];[.D17];[.E17];[.F17])" office:value-type="float" office:value="39.16" calcext:value-type="float">
            <text:p>39,16</text:p>
          </table:table-cell>
          <table:table-cell office:value-type="float" office:value="52.2" calcext:value-type="float">
            <text:p>52,2</text:p>
          </table:table-cell>
          <table:table-cell office:value-type="float" office:value="75.4" calcext:value-type="float">
            <text:p>75,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,9</text:p>
          </table:table-cell>
          <table:table-cell office:value-type="float" office:value="69.2" calcext:value-type="float">
            <text:p>69,2</text:p>
          </table:table-cell>
          <table:table-cell table:formula="of:=AVERAGE([.H17];[.I17];[.J17];[.K17];[.L17])" office:value-type="float" office:value="71.74" calcext:value-type="float">
            <text:p>71,74</text:p>
          </table:table-cell>
          <table:table-cell table:style-name="ce10" table:formula="of:=([.M17]-[.G17])/100" office:value-type="percentage" office:value="0.3258" calcext:value-type="percentage">
            <text:p>32,58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ce5" table:formula="of:=AVERAGE([.B15];[.B16];[.B17])" office:value-type="float" office:value="36.8666666666667" calcext:value-type="float">
            <text:p>36,8666666667</text:p>
          </table:table-cell>
          <table:table-cell table:style-name="ce5" table:formula="of:=AVERAGE([.C15];[.C16];[.C17])" office:value-type="float" office:value="47.5666666666667" calcext:value-type="float">
            <text:p>47,5666666667</text:p>
          </table:table-cell>
          <table:table-cell table:style-name="ce5" table:formula="of:=AVERAGE([.D15];[.D16];[.D17])" office:value-type="float" office:value="53.8" calcext:value-type="float">
            <text:p>53,8</text:p>
          </table:table-cell>
          <table:table-cell table:style-name="ce5" table:formula="of:=AVERAGE([.E15];[.E16];[.E17])" office:value-type="float" office:value="49.8" calcext:value-type="float">
            <text:p>49,8</text:p>
          </table:table-cell>
          <table:table-cell table:style-name="ce5" table:formula="of:=AVERAGE([.F15];[.F16];[.F17])" office:value-type="float" office:value="45.3333333333333" calcext:value-type="float">
            <text:p>45,3333333333</text:p>
          </table:table-cell>
          <table:table-cell table:formula="of:=AVERAGE([.G15];[.G16];[.G17])" office:value-type="float" office:value="46.6733333333333" calcext:value-type="float">
            <text:p>46,6733333333</text:p>
          </table:table-cell>
          <table:table-cell table:style-name="ce5" table:formula="of:=AVERAGE([.H15];[.H16];[.H17])" office:value-type="float" office:value="56.5333333333333" calcext:value-type="float">
            <text:p>56,5333333333</text:p>
          </table:table-cell>
          <table:table-cell table:style-name="ce5" table:formula="of:=AVERAGE([.I15];[.I16];[.I17])" office:value-type="float" office:value="76.9666666666667" calcext:value-type="float">
            <text:p>76,9666666667</text:p>
          </table:table-cell>
          <table:table-cell table:style-name="ce5" table:formula="of:=AVERAGE([.J15];[.J16];[.J17])" office:value-type="float" office:value="79.8333333333333" calcext:value-type="float">
            <text:p>79,8333333333</text:p>
          </table:table-cell>
          <table:table-cell table:style-name="ce5" table:formula="of:=AVERAGE([.K15];[.K16];[.K17])" office:value-type="float" office:value="82.0666666666667" calcext:value-type="float">
            <text:p>82,0666666667</text:p>
          </table:table-cell>
          <table:table-cell table:style-name="ce5" table:formula="of:=AVERAGE([.L15];[.L16];[.L17])" office:value-type="float" office:value="75.7666666666667" calcext:value-type="float">
            <text:p>75,7666666667</text:p>
          </table:table-cell>
          <table:table-cell table:formula="of:=AVERAGE([.M15];[.M16];[.M17])" office:value-type="float" office:value="74.2333333333333" calcext:value-type="float">
            <text:p>74,2333333333</text:p>
          </table:table-cell>
          <table:table-cell table:style-name="ce10" table:formula="of:=([.M18]-[.G18])/100" office:value-type="percentage" office:value="0.2756" calcext:value-type="percentage">
            <text:p>27,56%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2">
          <table:table-cell table:style-name="ce2" office:value-type="string" calcext:value-type="string">
            <text:p>Nord vino o birra</text:p>
          </table:table-cell>
          <table:table-cell table:style-name="ce5" table:formula="of:=IF([.B7]&gt;[.B15];&quot;Vino&quot;;&quot;Birra&quot;)" office:value-type="string" office:string-value="Vino" calcext:value-type="string">
            <text:p>Vino</text:p>
          </table:table-cell>
          <table:table-cell table:style-name="ce5" table:formula="of:=IF([.C7]&gt;[.C15];&quot;Vino&quot;;&quot;Birra&quot;)" office:value-type="string" office:string-value="Birra" calcext:value-type="string">
            <text:p>Birra</text:p>
          </table:table-cell>
          <table:table-cell table:style-name="ce5" table:formula="of:=IF([.D7]&gt;[.D15];&quot;Vino&quot;;&quot;Birra&quot;)" office:value-type="string" office:string-value="Birra" calcext:value-type="string">
            <text:p>Birra</text:p>
          </table:table-cell>
          <table:table-cell table:style-name="ce5" table:formula="of:=IF([.E7]&gt;[.E15];&quot;Vino&quot;;&quot;Birra&quot;)" office:value-type="string" office:string-value="Birra" calcext:value-type="string">
            <text:p>Birra</text:p>
          </table:table-cell>
          <table:table-cell table:style-name="ce5" table:formula="of:=IF([.F7]&gt;[.F15];&quot;Vino&quot;;&quot;Birra&quot;)" office:value-type="string" office:string-value="Birra" calcext:value-type="string">
            <text:p>Birra</text:p>
          </table:table-cell>
          <table:table-cell table:formula="of:=IF([.G7]&gt;[.G15];&quot;Vino&quot;;&quot;Birra&quot;)" office:value-type="string" office:string-value="Birra" calcext:value-type="string">
            <text:p>Birra</text:p>
          </table:table-cell>
          <table:table-cell table:style-name="ce5" table:formula="of:=IF([.H7]&gt;[.H15];&quot;Vino&quot;;&quot;Birra&quot;)" office:value-type="string" office:string-value="Vino" calcext:value-type="string">
            <text:p>Vino</text:p>
          </table:table-cell>
          <table:table-cell table:style-name="ce5" table:formula="of:=IF([.I7]&gt;[.I15];&quot;Vino&quot;;&quot;Birra&quot;)" office:value-type="string" office:string-value="Birra" calcext:value-type="string">
            <text:p>Birra</text:p>
          </table:table-cell>
          <table:table-cell table:style-name="ce5" table:formula="of:=IF([.J7]&gt;[.J15];&quot;Vino&quot;;&quot;Birra&quot;)" office:value-type="string" office:string-value="Birra" calcext:value-type="string">
            <text:p>Birra</text:p>
          </table:table-cell>
          <table:table-cell table:style-name="ce5" table:formula="of:=IF([.K7]&gt;[.K15];&quot;Vino&quot;;&quot;Birra&quot;)" office:value-type="string" office:string-value="Birra" calcext:value-type="string">
            <text:p>Birra</text:p>
          </table:table-cell>
          <table:table-cell table:style-name="ce5" table:formula="of:=IF([.L7]&gt;[.L15];&quot;Vino&quot;;&quot;Birra&quot;)" office:value-type="string" office:string-value="Birra" calcext:value-type="string">
            <text:p>Birra</text:p>
          </table:table-cell>
          <table:table-cell table:formula="of:=IF([.M7]&gt;[.M15];&quot;Vino&quot;;&quot;Birra&quot;)" office:value-type="string" office:string-value="Birra" calcext:value-type="string">
            <text:p>Birra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Centro vino o birra</text:p>
          </table:table-cell>
          <table:table-cell table:style-name="ce5" table:formula="of:=IF([.B8]&gt;[.B16];&quot;Birra&quot;;&quot;Vino&quot;)" office:value-type="string" office:string-value="Birra" calcext:value-type="string">
            <text:p>Birra</text:p>
          </table:table-cell>
          <table:table-cell table:style-name="ce5" table:formula="of:=IF([.C8]&gt;[.C16];&quot;Birra&quot;;&quot;Vino&quot;)" office:value-type="string" office:string-value="Vino" calcext:value-type="string">
            <text:p>Vino</text:p>
          </table:table-cell>
          <table:table-cell table:style-name="ce5" table:formula="of:=IF([.D8]&gt;[.D16];&quot;Birra&quot;;&quot;Vino&quot;)" office:value-type="string" office:string-value="Vino" calcext:value-type="string">
            <text:p>Vino</text:p>
          </table:table-cell>
          <table:table-cell table:style-name="ce5" table:formula="of:=IF([.E8]&gt;[.E16];&quot;Birra&quot;;&quot;Vino&quot;)" office:value-type="string" office:string-value="Vino" calcext:value-type="string">
            <text:p>Vino</text:p>
          </table:table-cell>
          <table:table-cell table:style-name="ce5" table:formula="of:=IF([.F8]&gt;[.F16];&quot;Birra&quot;;&quot;Vino&quot;)" office:value-type="string" office:string-value="Vino" calcext:value-type="string">
            <text:p>Vino</text:p>
          </table:table-cell>
          <table:table-cell table:formula="of:=IF([.G8]&gt;[.G16];&quot;Birra&quot;;&quot;Vino&quot;)" office:value-type="string" office:string-value="Vino" calcext:value-type="string">
            <text:p>Vino</text:p>
          </table:table-cell>
          <table:table-cell table:style-name="ce5" table:formula="of:=IF([.H8]&gt;[.H16];&quot;Birra&quot;;&quot;Vino&quot;)" office:value-type="string" office:string-value="Birra" calcext:value-type="string">
            <text:p>Birra</text:p>
          </table:table-cell>
          <table:table-cell table:style-name="ce5" table:formula="of:=IF([.I8]&gt;[.I16];&quot;Birra&quot;;&quot;Vino&quot;)" office:value-type="string" office:string-value="Vino" calcext:value-type="string">
            <text:p>Vino</text:p>
          </table:table-cell>
          <table:table-cell table:style-name="ce5" table:formula="of:=IF([.J8]&gt;[.J16];&quot;Birra&quot;;&quot;Vino&quot;)" office:value-type="string" office:string-value="Vino" calcext:value-type="string">
            <text:p>Vino</text:p>
          </table:table-cell>
          <table:table-cell table:style-name="ce5" table:formula="of:=IF([.K8]&gt;[.K16];&quot;Birra&quot;;&quot;Vino&quot;)" office:value-type="string" office:string-value="Vino" calcext:value-type="string">
            <text:p>Vino</text:p>
          </table:table-cell>
          <table:table-cell table:style-name="ce5" table:formula="of:=IF([.L8]&gt;[.L16];&quot;Birra&quot;;&quot;Vino&quot;)" office:value-type="string" office:string-value="Vino" calcext:value-type="string">
            <text:p>Vino</text:p>
          </table:table-cell>
          <table:table-cell table:formula="of:=IF([.M8]&gt;[.M16];&quot;Birra&quot;;&quot;Vino&quot;)" office:value-type="string" office:string-value="Vino" calcext:value-type="string">
            <text:p>Vin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ud vino o birra</text:p>
          </table:table-cell>
          <table:table-cell table:style-name="ce5" table:formula="of:=IF([.B9]&gt;[.B17];&quot;Birra&quot;;&quot;Vino&quot;)" office:value-type="string" office:string-value="Birra" calcext:value-type="string">
            <text:p>Birra</text:p>
          </table:table-cell>
          <table:table-cell table:style-name="ce5" table:formula="of:=IF([.C9]&gt;[.C17];&quot;Birra&quot;;&quot;Vino&quot;)" office:value-type="string" office:string-value="Birra" calcext:value-type="string">
            <text:p>Birra</text:p>
          </table:table-cell>
          <table:table-cell table:style-name="ce5" table:formula="of:=IF([.D9]&gt;[.D17];&quot;Birra&quot;;&quot;Vino&quot;)" office:value-type="string" office:string-value="Vino" calcext:value-type="string">
            <text:p>Vino</text:p>
          </table:table-cell>
          <table:table-cell table:style-name="ce5" table:formula="of:=IF([.E9]&gt;[.E17];&quot;Birra&quot;;&quot;Vino&quot;)" office:value-type="string" office:string-value="Vino" calcext:value-type="string">
            <text:p>Vino</text:p>
          </table:table-cell>
          <table:table-cell table:style-name="ce5" table:formula="of:=IF([.F9]&gt;[.F17];&quot;Birra&quot;;&quot;Vino&quot;)" office:value-type="string" office:string-value="Vino" calcext:value-type="string">
            <text:p>Vino</text:p>
          </table:table-cell>
          <table:table-cell table:formula="of:=IF([.G9]&gt;[.G17];&quot;Birra&quot;;&quot;Vino&quot;)" office:value-type="string" office:string-value="Vino" calcext:value-type="string">
            <text:p>Vino</text:p>
          </table:table-cell>
          <table:table-cell table:style-name="ce5" table:formula="of:=IF([.H9]&gt;[.H17];&quot;Birra&quot;;&quot;Vino&quot;)" office:value-type="string" office:string-value="Birra" calcext:value-type="string">
            <text:p>Birra</text:p>
          </table:table-cell>
          <table:table-cell table:style-name="ce5" table:formula="of:=IF([.I9]&gt;[.I17];&quot;Birra&quot;;&quot;Vino&quot;)" office:value-type="string" office:string-value="Vino" calcext:value-type="string">
            <text:p>Vino</text:p>
          </table:table-cell>
          <table:table-cell table:style-name="ce5" table:formula="of:=IF([.J9]&gt;[.J17];&quot;Birra&quot;;&quot;Vino&quot;)" office:value-type="string" office:string-value="Vino" calcext:value-type="string">
            <text:p>Vino</text:p>
          </table:table-cell>
          <table:table-cell table:style-name="ce5" table:formula="of:=IF([.K9]&gt;[.K17];&quot;Birra&quot;;&quot;Vino&quot;)" office:value-type="string" office:string-value="Vino" calcext:value-type="string">
            <text:p>Vino</text:p>
          </table:table-cell>
          <table:table-cell table:style-name="ce5" table:formula="of:=IF([.L9]&gt;[.L17];&quot;Birra&quot;;&quot;Vino&quot;)" office:value-type="string" office:string-value="Vino" calcext:value-type="string">
            <text:p>Vino</text:p>
          </table:table-cell>
          <table:table-cell table:formula="of:=IF([.M9]&gt;[.M17];&quot;Birra&quot;;&quot;Vino&quot;)" office:value-type="string" office:string-value="Vino" calcext:value-type="string">
            <text:p>Vino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Italia vino o birra</text:p>
          </table:table-cell>
          <table:table-cell table:style-name="ce5" table:formula="of:=IF([.B10]&gt;[.B18];&quot;Birra&quot;;&quot;Vino&quot;)" office:value-type="string" office:string-value="Birra" calcext:value-type="string">
            <text:p>Birra</text:p>
          </table:table-cell>
          <table:table-cell table:style-name="ce5" table:formula="of:=IF([.C10]&gt;[.C18];&quot;Birra&quot;;&quot;Vino&quot;)" office:value-type="string" office:string-value="Vino" calcext:value-type="string">
            <text:p>Vino</text:p>
          </table:table-cell>
          <table:table-cell table:style-name="ce5" table:formula="of:=IF([.D10]&gt;[.D18];&quot;Birra&quot;;&quot;Vino&quot;)" office:value-type="string" office:string-value="Vino" calcext:value-type="string">
            <text:p>Vino</text:p>
          </table:table-cell>
          <table:table-cell table:style-name="ce5" table:formula="of:=IF([.E10]&gt;[.E18];&quot;Birra&quot;;&quot;Vino&quot;)" office:value-type="string" office:string-value="Vino" calcext:value-type="string">
            <text:p>Vino</text:p>
          </table:table-cell>
          <table:table-cell table:style-name="ce5" table:formula="of:=IF([.F10]&gt;[.F18];&quot;Birra&quot;;&quot;Vino&quot;)" office:value-type="string" office:string-value="Vino" calcext:value-type="string">
            <text:p>Vino</text:p>
          </table:table-cell>
          <table:table-cell table:formula="of:=IF([.G10]&gt;[.G18];&quot;Birra&quot;;&quot;Vino&quot;)" office:value-type="string" office:string-value="Vino" calcext:value-type="string">
            <text:p>Vino</text:p>
          </table:table-cell>
          <table:table-cell table:style-name="ce5" table:formula="of:=IF([.H10]&gt;[.H18];&quot;Birra&quot;;&quot;Vino&quot;)" office:value-type="string" office:string-value="Birra" calcext:value-type="string">
            <text:p>Birra</text:p>
          </table:table-cell>
          <table:table-cell table:style-name="ce5" table:formula="of:=IF([.I10]&gt;[.I18];&quot;Birra&quot;;&quot;Vino&quot;)" office:value-type="string" office:string-value="Vino" calcext:value-type="string">
            <text:p>Vino</text:p>
          </table:table-cell>
          <table:table-cell table:style-name="ce5" table:formula="of:=IF([.J10]&gt;[.J18];&quot;Birra&quot;;&quot;Vino&quot;)" office:value-type="string" office:string-value="Vino" calcext:value-type="string">
            <text:p>Vino</text:p>
          </table:table-cell>
          <table:table-cell table:style-name="ce5" table:formula="of:=IF([.K10]&gt;[.K18];&quot;Birra&quot;;&quot;Vino&quot;)" office:value-type="string" office:string-value="Vino" calcext:value-type="string">
            <text:p>Vino</text:p>
          </table:table-cell>
          <table:table-cell table:style-name="ce5" table:formula="of:=IF([.L10]&gt;[.L18];&quot;Birra&quot;;&quot;Vino&quot;)" office:value-type="string" office:string-value="Vino" calcext:value-type="string">
            <text:p>Vino</text:p>
          </table:table-cell>
          <table:table-cell table:formula="of:=IF([.M10]&gt;[.M18];&quot;Birra&quot;;&quot;Vino&quot;)" office:value-type="string" office:string-value="Vino" calcext:value-type="string">
            <text:p>Vi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12:38:31.46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2:16:35.417000000</meta:creation-date>
    <dc:date>2019-12-14T12:52:14.218000000</dc:date>
    <meta:editing-duration>PT20M57S</meta:editing-duration>
    <meta:editing-cycles>2</meta:editing-cycles>
    <meta:generator>LibreOffice/5.0.4.2$Windows_X86_64 LibreOffice_project/2b9802c1994aa0b7dc6079e128979269cf95bc78</meta:generator>
    <meta:document-statistic meta:table-count="1" meta:cell-count="201" meta:object-count="0"/>
  </office:meta>
</office:document-meta>
</file>